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AspectJAdvice.getAf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Tests.testAspectAppliedForInitializeBeanWithEmp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untingAspectJAdvice.getBefo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AspectJAdvice.my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Tests.test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ingAspectJAdvice.my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Tests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Tests.testAdviceInvoked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untingAspectJAdvice.mySetAgeAdvice( int newAge , ITest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opNamespaceHandlerTests.testAspectAppliedForInitializeBeanWithN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untingAspectJAdvice.getAroun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Tests.testAspect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untingAspectJAdvice.myAroundAdvic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AspectJAdvice.myAfterReturningAdvic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AspectJAdvice.myAfterThrowingAdvice( Runtim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